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a9a" officeooo:paragraph-rsid="00041a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blank for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21:41:26.829000000</meta:creation-date>
    <dc:date>2022-02-19T19:15:29.479000000</dc:date>
    <meta:editing-duration>PT1M22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" meta:word-count="5" meta:character-count="21" meta:non-whitespace-character-count="17"/>
  </office:meta>
</office:document-meta>
</file>